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0c35" officeooo:paragraph-rsid="00010c35"/>
    </style:style>
    <style:style style:name="P2" style:family="paragraph" style:parent-style-name="Standard">
      <style:paragraph-properties fo:text-align="center" style:justify-single-word="false"/>
      <style:text-properties officeooo:rsid="00010c35" officeooo:paragraph-rsid="00010c35"/>
    </style:style>
    <style:style style:name="P3" style:family="paragraph" style:parent-style-name="Standard">
      <style:text-properties officeooo:rsid="00010c35" officeooo:paragraph-rsid="00018cb6"/>
    </style:style>
    <style:style style:name="P4" style:family="paragraph" style:parent-style-name="Standard">
      <style:text-properties officeooo:rsid="00010c35" officeooo:paragraph-rsid="00091268"/>
    </style:style>
    <style:style style:name="P5" style:family="paragraph" style:parent-style-name="Standard">
      <style:text-properties officeooo:rsid="00018cb6" officeooo:paragraph-rsid="00018cb6"/>
    </style:style>
    <style:style style:name="P6" style:family="paragraph" style:parent-style-name="Standard">
      <style:text-properties officeooo:rsid="0003f2c2" officeooo:paragraph-rsid="000506ed"/>
    </style:style>
    <style:style style:name="P7" style:family="paragraph" style:parent-style-name="Standard">
      <style:text-properties officeooo:rsid="0003f2c2" officeooo:paragraph-rsid="000667d0"/>
    </style:style>
    <style:style style:name="P8" style:family="paragraph" style:parent-style-name="Standard">
      <style:text-properties officeooo:rsid="0007849c" officeooo:paragraph-rsid="0007849c"/>
    </style:style>
    <style:style style:name="P9" style:family="paragraph" style:parent-style-name="Standard">
      <style:text-properties officeooo:rsid="000c3cdb" officeooo:paragraph-rsid="000c3cdb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3f2c2"/>
    </style:style>
    <style:style style:name="T3" style:family="text">
      <style:text-properties style:text-position="sub 58%" officeooo:rsid="000667d0"/>
    </style:style>
    <style:style style:name="T4" style:family="text">
      <style:text-properties style:text-position="sub 58%" officeooo:rsid="0007849c"/>
    </style:style>
    <style:style style:name="T5" style:family="text">
      <style:text-properties style:text-position="sub 58%" officeooo:rsid="00091268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12f31"/>
    </style:style>
    <style:style style:name="T8" style:family="text">
      <style:text-properties style:text-position="0% 100%" officeooo:rsid="00018cb6"/>
    </style:style>
    <style:style style:name="T9" style:family="text">
      <style:text-properties style:text-position="0% 100%" officeooo:rsid="0002ce7b"/>
    </style:style>
    <style:style style:name="T10" style:family="text">
      <style:text-properties style:text-position="0% 100%" officeooo:rsid="0003f2c2"/>
    </style:style>
    <style:style style:name="T11" style:family="text">
      <style:text-properties style:text-position="0% 100%" officeooo:rsid="000506ed"/>
    </style:style>
    <style:style style:name="T12" style:family="text">
      <style:text-properties style:text-position="0% 100%" officeooo:rsid="000667d0"/>
    </style:style>
    <style:style style:name="T13" style:family="text">
      <style:text-properties style:text-position="0% 100%" officeooo:rsid="0007849c"/>
    </style:style>
    <style:style style:name="T14" style:family="text">
      <style:text-properties style:text-position="0% 100%" officeooo:rsid="00091268"/>
    </style:style>
    <style:style style:name="T15" style:family="text">
      <style:text-properties style:text-position="0% 100%" officeooo:rsid="000a79c5"/>
    </style:style>
    <style:style style:name="T16" style:family="text">
      <style:text-properties style:text-position="0% 100%" officeooo:rsid="000c3c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ime Isomorphism</text:p>
      <text:p text:style-name="P2">by Sven Nilsen, 2019</text:p>
      <text:p text:style-name="P1"/>
      <text:p text:style-name="P1">Assume that there is an initial condition `S<text:span text:style-name="T1">0</text:span><text:span text:style-name="T6">` from</text:span> which one can produce future states from by simulating it using a computer. In general, one can think about `S<text:span text:style-name="T1">0</text:span><text:span text:style-name="T6">` as a function:</text:span></text:p>
      <text:p text:style-name="P1"><text:span text:style-name="T6"/></text:p>
      <text:p text:style-name="P1"><text:span text:style-name="T6"><text:tab/>S</text:span><text:span text:style-name="T1">0</text:span><text:span text:style-name="T6"> : seconds → S</text:span></text:p>
      <text:p text:style-name="P1"><text:span text:style-name="T6"/></text:p>
      <text:p text:style-name="P1"><text:span text:style-name="T6">Where:</text:span></text:p>
      <text:p text:style-name="P1"><text:span text:style-name="T6"/></text:p>
      <text:p text:style-name="P1"><text:span text:style-name="T6"><text:tab/>S</text:span><text:span text:style-name="T1">0</text:span><text:span text:style-name="T6">(0) := S</text:span><text:span text:style-name="T1">0</text:span></text:p>
      <text:p text:style-name="P1"><text:span text:style-name="T6"/></text:p>
      <text:p text:style-name="P5"><text:span text:style-name="T6">The meaning of this is that `0` is the point in time where the simulation starts, </text:span><text:span text:style-name="T9">relative to the simulation itself, where the only known information is the initial simulation. The simulation has a fixed point that maps back to itself. Using `0` in this context has an advantage that it represents the time relative to the simulation as an observer, such that there is no absolute time.</text:span></text:p>
      <text:p text:style-name="P1"><text:span text:style-name="T6"/></text:p>
      <text:p text:style-name="P3"><text:span text:style-name="T6">By treating this function as a black box, </text:span><text:span text:style-name="T7">it is not possible to derive future states without simulation. </text:span><text:span text:style-name="T9">In the context of observer selection effects, it is not possible to get the information an observer has at some later point in time, without “creating” the observer.</text:span></text:p>
      <text:p text:style-name="P3"><text:span text:style-name="T7"/></text:p>
      <text:p text:style-name="P3"><text:span text:style-name="T7">This property means that if `S</text:span><text:span text:style-name="T5">0</text:span><text:span text:style-name="T7">` means some event in the past, for example a previous simulation for which all information is lost, </text:span><text:span text:style-name="T10">and there is a recreation at a later point `S</text:span><text:span text:style-name="T2">1</text:span><text:span text:style-name="T10">`, </text:span><text:span text:style-name="T8">then there exists a function </text:span><text:span text:style-name="T14">`f</text:span><text:span text:style-name="T5">01</text:span><text:span text:style-name="T14">` </text:span><text:span text:style-name="T8">such that:</text:span></text:p>
      <text:p text:style-name="P3"><text:span text:style-name="T8"/></text:p>
      <text:p text:style-name="P4"><text:span text:style-name="T8"><text:tab/></text:span><text:span text:style-name="T12">∀ </text:span><text:span text:style-name="T14">i, j { (S</text:span><text:span text:style-name="T5">i</text:span><text:span text:style-name="T14"> = S</text:span><text:span text:style-name="T5">j</text:span><text:span text:style-name="T14">) =&gt; </text:span><text:span text:style-name="T8">f</text:span><text:span text:style-name="T5">ij</text:span><text:span text:style-name="T8"> : </text:span><text:span text:style-name="T13">{</text:span><text:span text:style-name="T10">S :</text:span><text:span text:style-name="T13">= S</text:span><text:span text:style-name="T5">i</text:span><text:span text:style-name="T13">}</text:span><text:span text:style-name="T10"> → </text:span><text:span text:style-name="T8">seconds → seconds </text:span><text:span text:style-name="T14">}</text:span></text:p>
      <text:p text:style-name="P3"><text:span text:style-name="T8"/></text:p>
      <text:p text:style-name="P6"><text:span text:style-name="T8">T</text:span><text:span text:style-name="T6">he first argument of type `S` is an observer which defines how time is measured. </text:span><text:span text:style-name="T11">This parameter is only used to make time well-defined in theories such as General Relativity. </text:span><text:span text:style-name="T12">When not specified, we assume that the first simulation is used to define how time is measured.</text:span></text:p>
      <text:p text:style-name="P6"><text:span text:style-name="T12"/></text:p>
      <text:p text:style-name="P6"><text:span text:style-name="T12"><text:tab/>∀ x : seconds, i, j { f</text:span><text:span text:style-name="T3">ij</text:span><text:span text:style-name="T12">(x) := f</text:span><text:span text:style-name="T3">ij</text:span><text:span text:style-name="T12">(S</text:span><text:span text:style-name="T3">i</text:span><text:span text:style-name="T12">)(x) }</text:span></text:p>
      <text:p text:style-name="P6"><text:span text:style-name="T6"/></text:p>
      <text:p text:style-name="P6"><text:span text:style-name="T11">When we have specified how time is measured, we</text:span><text:span text:style-name="T6"> </text:span><text:span text:style-name="T11">get</text:span><text:span text:style-name="T6"> </text:span><text:span text:style-name="T11">a function which maps moments of the first simulation into moments of the second simulation, using the time of </text:span><text:span text:style-name="T12">the first simulation</text:span><text:span text:style-name="T11">. </text:span><text:span text:style-name="T12">For every moment in the first simulation, there is a moment in the second simulation that gives the precise same information. Yet, locally, </text:span><text:span text:style-name="T13">time behaves the same for both simulations:</text:span></text:p>
      <text:p text:style-name="P6"><text:span text:style-name="T12"/></text:p>
      <text:p text:style-name="P7"><text:span text:style-name="T12"><text:tab/></text:span><text:span text:style-name="T13">S</text:span><text:span text:style-name="T4">0</text:span><text:span text:style-name="T13"> = S</text:span><text:span text:style-name="T4">1</text:span><text:span text:style-name="T13"><text:tab/><text:tab/>&lt;=&gt;<text:tab/></text:span><text:span text:style-name="T12">∀ x : seconds { S</text:span><text:span text:style-name="T3">0</text:span><text:span text:style-name="T13">(x)</text:span><text:span text:style-name="T12"> = S</text:span><text:span text:style-name="T3">1</text:span><text:span text:style-name="T13">(x)</text:span><text:span text:style-name="T12"> }</text:span></text:p>
      <text:p text:style-name="P7"><text:span text:style-name="T12"/></text:p>
      <text:p text:style-name="P9"><text:span text:style-name="T12">F</text:span><text:span text:style-name="T6">or example, if two people run 100m, `S</text:span><text:span text:style-name="T1">0</text:span><text:span text:style-name="T6">` starting one second before the `S</text:span><text:span text:style-name="T1">1</text:span><text:span text:style-name="T6">`, `f</text:span><text:span text:style-name="T1">01</text:span><text:span text:style-name="T6">` is the following:</text:span></text:p>
      <text:p text:style-name="P9"><text:span text:style-name="T6"/></text:p>
      <text:p text:style-name="P9"><text:span text:style-name="T6"><text:tab/>f</text:span><text:span text:style-name="T1">01</text:span><text:span text:style-name="T6"> := \(x : seconds) = x + 1</text:span></text:p>
      <text:p text:style-name="P7"><text:span text:style-name="T12"/></text:p>
      <text:p text:style-name="P8"><text:span text:style-name="T12">T</text:span><text:span text:style-name="T6">his notion that two simulations </text:span><text:span text:style-name="T14">of the same thing</text:span><text:span text:style-name="T6"> have a physical relationship that is independent of </text:span><text:span text:style-name="T15">their local time, that maps to </text:span><text:span text:style-name="T16">identical or similar states of each other, is called “time isomorphism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3:46:32.549190000</meta:creation-date>
    <dc:date>2019-04-04T01:42:48.390191000</dc:date>
    <meta:editing-duration>PT3M33S</meta:editing-duration>
    <meta:editing-cycles>1</meta:editing-cycles>
    <meta:document-statistic meta:table-count="0" meta:image-count="0" meta:object-count="0" meta:page-count="1" meta:paragraph-count="17" meta:word-count="414" meta:character-count="2259" meta:non-whitespace-character-count="1855"/>
    <meta:generator>LibreOffice/5.1.2.2$MacOSX_X86_64 LibreOffice_project/d3bf12ecb743fc0d20e0be0c58ca359301eb705f</meta:generator>
  </office:meta>
</office:document-meta>
</file>